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0">
            <text:p>-67.0</text:p>
          </table:table-cell>
          <table:table-cell office:value-type="float" office:value="23.621176939348295">
            <text:p>23.621176939348295</text:p>
          </table:table-cell>
          <table:table-cell office:value-type="float" office:value="25.619523805098325">
            <text:p>25.619523805098325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0">
            <text:p>MI-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400.0">
            <text:p>70400.0</text:p>
          </table:table-cell>
          <table:table-cell office:value-type="float" office:value="1000.0">
            <text:p>10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80000000000001">
            <text:p>-110.80000000000001</text:p>
          </table:table-cell>
          <table:table-cell office:value-type="float" office:value="10.886027742018669">
            <text:p>10.886027742018669</text:p>
          </table:table-cell>
          <table:table-cell office:value-type="float" office:value="11.284396306404679">
            <text:p>11.28439630640467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2">
            <text:p>MI-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8500.0">
            <text:p>68500.0</text:p>
          </table:table-cell>
          <table:table-cell office:value-type="float" office:value="1200.0">
            <text:p>1200.0</text:p>
          </table:table-cell>
          <table:table-cell office:value-type="string" office:value="Cycloseris Sp.">
            <text:p>Cycloseri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1.0">
            <text:p>-121.0</text:p>
          </table:table-cell>
          <table:table-cell office:value-type="float" office:value="11.453737381309208">
            <text:p>11.453737381309208</text:p>
          </table:table-cell>
          <table:table-cell office:value-type="float" office:value="11.93197804221914">
            <text:p>11.9319780422191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4">
            <text:p>MI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0.0">
            <text:p>502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4">
            <text:p>-75.4</text:p>
          </table:table-cell>
          <table:table-cell office:value-type="float" office:value="7.7448305339755565">
            <text:p>7.7448305339755565</text:p>
          </table:table-cell>
          <table:table-cell office:value-type="float" office:value="8.022568167363858">
            <text:p>8.02256816736385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50">
            <text:p>MI-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1500.0">
            <text:p>15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6.0312195418814">
            <text:p>16.0312195418814</text:p>
          </table:table-cell>
          <table:table-cell office:value-type="float" office:value="16.63009320478992">
            <text:p>16.6300932047899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5">
            <text:p>N-24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10.0">
            <text:p>6610.0</text:p>
          </table:table-cell>
          <table:table-cell office:value-type="float" office:value="175.0">
            <text:p>17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20000000000001">
            <text:p>-4.720000000000001</text:p>
          </table:table-cell>
          <table:table-cell office:value-type="float" office:value="1.4171365495251336">
            <text:p>1.4171365495251336</text:p>
          </table:table-cell>
          <table:table-cell office:value-type="float" office:value="1.4828405173854662">
            <text:p>1.482840517385466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6">
            <text:p>N-24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95.0">
            <text:p>19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60000000000001">
            <text:p>-5.760000000000001</text:p>
          </table:table-cell>
          <table:table-cell office:value-type="float" office:value="1.4105888841189704">
            <text:p>1.4105888841189704</text:p>
          </table:table-cell>
          <table:table-cell office:value-type="float" office:value="1.483781992072958">
            <text:p>1.48378199207295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7">
            <text:p>N-24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.0">
            <text:p>468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459999999999999">
            <text:p>-7.459999999999999</text:p>
          </table:table-cell>
          <table:table-cell office:value-type="float" office:value="0.95189285111298">
            <text:p>0.95189285111298</text:p>
          </table:table-cell>
          <table:table-cell office:value-type="float" office:value="0.9827085020493107">
            <text:p>0.982708502049310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8">
            <text:p>N-24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34">
            <text:p>-2.34</text:p>
          </table:table-cell>
          <table:table-cell office:value-type="float" office:value="0.8675718990377682">
            <text:p>0.8675718990377682</text:p>
          </table:table-cell>
          <table:table-cell office:value-type="float" office:value="0.8972318540934662">
            <text:p>0.897231854093466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9">
            <text:p>N-24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8600000000000003">
            <text:p>-2.8600000000000003</text:p>
          </table:table-cell>
          <table:table-cell office:value-type="float" office:value="0.888946005109422">
            <text:p>0.888946005109422</text:p>
          </table:table-cell>
          <table:table-cell office:value-type="float" office:value="0.9189347093237908">
            <text:p>0.918934709323790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3">
            <text:p>N-266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60.0">
            <text:p>356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2">
            <text:p>-4.02</text:p>
          </table:table-cell>
          <table:table-cell office:value-type="float" office:value="0.8586058467073235">
            <text:p>0.8586058467073235</text:p>
          </table:table-cell>
          <table:table-cell office:value-type="float" office:value="0.888119361347336">
            <text:p>0.88811936134733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4">
            <text:p>N-266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85.0">
            <text:p>8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4">
            <text:p>-4.04</text:p>
          </table:table-cell>
          <table:table-cell office:value-type="float" office:value="0.840014880820572">
            <text:p>0.840014880820572</text:p>
          </table:table-cell>
          <table:table-cell office:value-type="float" office:value="0.8675718990377682">
            <text:p>0.867571899037768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5">
            <text:p>N-26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70.0">
            <text:p>287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4">
            <text:p>-4.74</text:p>
          </table:table-cell>
          <table:table-cell office:value-type="float" office:value="0.7741324176134211">
            <text:p>0.7741324176134211</text:p>
          </table:table-cell>
          <table:table-cell office:value-type="float" office:value="0.7988297690997745">
            <text:p>0.798829769099774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6">
            <text:p>N-26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2">
            <text:p>-3.42</text:p>
          </table:table-cell>
          <table:table-cell office:value-type="float" office:value="0.7177917525299379">
            <text:p>0.7177917525299379</text:p>
          </table:table-cell>
          <table:table-cell office:value-type="float" office:value="0.7410863647376057">
            <text:p>0.741086364737605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3">
            <text:p>N-27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40.0">
            <text:p>384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88">
            <text:p>-1.88</text:p>
          </table:table-cell>
          <table:table-cell office:value-type="float" office:value="0.8815191432975237">
            <text:p>0.8815191432975237</text:p>
          </table:table-cell>
          <table:table-cell office:value-type="float" office:value="0.9113967302991605">
            <text:p>0.911396730299160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4">
            <text:p>N-27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2">
            <text:p>-3.32</text:p>
          </table:table-cell>
          <table:table-cell office:value-type="float" office:value="0.7433034373659251">
            <text:p>0.7433034373659251</text:p>
          </table:table-cell>
          <table:table-cell office:value-type="float" office:value="0.7672835199585613">
            <text:p>0.767283519958561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GA8625">
            <text:p>NGA86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56.0">
            <text:p>3356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632">
            <text:p>-4.632</text:p>
          </table:table-cell>
          <table:table-cell office:value-type="float" office:value="0.5620285046152019">
            <text:p>0.5620285046152019</text:p>
          </table:table-cell>
          <table:table-cell office:value-type="float" office:value="0.585538692145959">
            <text:p>0.58553869214595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5">
            <text:p>NZA1099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06.0">
            <text:p>7406.0</text:p>
          </table:table-cell>
          <table:table-cell office:value-type="float" office:value="60.0">
            <text:p>60.0</text:p>
          </table:table-cell>
          <table:table-cell office:value-type="string" office:value="Acropora hyacinthus">
            <text:p>Acropora hyacinthu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512">
            <text:p>-8.512</text:p>
          </table:table-cell>
          <table:table-cell office:value-type="float" office:value="0.969889663827798">
            <text:p>0.969889663827798</text:p>
          </table:table-cell>
          <table:table-cell office:value-type="float" office:value="0.993858521118574">
            <text:p>0.99385852111857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6">
            <text:p>NZA1099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77.0">
            <text:p>6977.0</text:p>
          </table:table-cell>
          <table:table-cell office:value-type="float" office:value="70.0">
            <text:p>7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14000000000001">
            <text:p>-5.614000000000001</text:p>
          </table:table-cell>
          <table:table-cell office:value-type="float" office:value="0.9649962124278012">
            <text:p>0.9649962124278012</text:p>
          </table:table-cell>
          <table:table-cell office:value-type="float" office:value="0.9929596618191476">
            <text:p>0.992959661819147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2">
            <text:p>NZA110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63.0">
            <text:p>5663.0</text:p>
          </table:table-cell>
          <table:table-cell office:value-type="float" office:value="60.0">
            <text:p>6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060000000000013">
            <text:p>-3.2060000000000013</text:p>
          </table:table-cell>
          <table:table-cell office:value-type="float" office:value="0.7958721568191712">
            <text:p>0.7958721568191712</text:p>
          </table:table-cell>
          <table:table-cell office:value-type="float" office:value="0.8198261340064722">
            <text:p>0.819826134006472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3">
            <text:p>NZA110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8100000000000005">
            <text:p>-1.8100000000000005</text:p>
          </table:table-cell>
          <table:table-cell office:value-type="float" office:value="0.8265137627408262">
            <text:p>0.8265137627408262</text:p>
          </table:table-cell>
          <table:table-cell office:value-type="float" office:value="0.8544641595760466">
            <text:p>0.854464159576046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8">
            <text:p>NZA70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43.0">
            <text:p>2543.0</text:p>
          </table:table-cell>
          <table:table-cell office:value-type="float" office:value="62.0">
            <text:p>62.0</text:p>
          </table:table-cell>
          <table:table-cell office:value-type="string" office:value="Pocillopora damicornis">
            <text:p>Pocillopora damicorn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06000000000001">
            <text:p>-4.406000000000001</text:p>
          </table:table-cell>
          <table:table-cell office:value-type="float" office:value="0.4924449309313691">
            <text:p>0.4924449309313691</text:p>
          </table:table-cell>
          <table:table-cell office:value-type="float" office:value="0.5171228964182494">
            <text:p>0.517122896418249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7">
            <text:p>MI-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4800.0">
            <text:p>154800.0</text:p>
          </table:table-cell>
          <table:table-cell office:value-type="float" office:value="3200.0">
            <text:p>3200.0</text:p>
          </table:table-cell>
          <table:table-cell office:value-type="string" office:value="Acanthastrea Sp.">
            <text:p>Acant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6.60000000000002">
            <text:p>-106.60000000000002</text:p>
          </table:table-cell>
          <table:table-cell office:value-type="float" office:value="27.658083809259136">
            <text:p>27.658083809259136</text:p>
          </table:table-cell>
          <table:table-cell office:value-type="float" office:value="28.93728390848038">
            <text:p>28.93728390848038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9">
            <text:p>NZA70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612.0">
            <text:p>16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8840000000000003">
            <text:p>-2.8840000000000003</text:p>
          </table:table-cell>
          <table:table-cell office:value-type="float" office:value="0.3999377951631981">
            <text:p>0.3999377951631981</text:p>
          </table:table-cell>
          <table:table-cell office:value-type="float" office:value="0.4245545430212705">
            <text:p>0.42455454302127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6">
            <text:p>MI-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42700.0">
            <text:p>142700.0</text:p>
          </table:table-cell>
          <table:table-cell office:value-type="float" office:value="2900.0">
            <text:p>29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40000000000003">
            <text:p>-85.40000000000003</text:p>
          </table:table-cell>
          <table:table-cell office:value-type="float" office:value="25.30976293843941">
            <text:p>25.30976293843941</text:p>
          </table:table-cell>
          <table:table-cell office:value-type="float" office:value="26.468896841387185">
            <text:p>26.468896841387185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0">
            <text:p>MI-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2100.0">
            <text:p>122100.0</text:p>
          </table:table-cell>
          <table:table-cell office:value-type="float" office:value="1900.0">
            <text:p>19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20000000000002">
            <text:p>-39.20000000000002</text:p>
          </table:table-cell>
          <table:table-cell office:value-type="float" office:value="19.455716383623614">
            <text:p>19.455716383623614</text:p>
          </table:table-cell>
          <table:table-cell office:value-type="float" office:value="20.214749565601814">
            <text:p>20.214749565601814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">
            <text:p>KS-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Symphyllia">
            <text:p>Symphy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60000000000001">
            <text:p>-84.60000000000001</text:p>
          </table:table-cell>
          <table:table-cell office:value-type="float" office:value="8.330240092578375">
            <text:p>8.330240092578375</text:p>
          </table:table-cell>
          <table:table-cell office:value-type="float" office:value="8.648011332092473">
            <text:p>8.64801133209247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10000000000001">
            <text:p>-70.10000000000001</text:p>
          </table:table-cell>
          <table:table-cell office:value-type="float" office:value="11.209054375816015">
            <text:p>11.209054375816015</text:p>
          </table:table-cell>
          <table:table-cell office:value-type="float" office:value="11.447187427486273">
            <text:p>11.447187427486273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7">
            <text:p>KS-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10.0">
            <text:p>5310.0</text:p>
          </table:table-cell>
          <table:table-cell office:value-type="float" office:value="110.0">
            <text:p>110.0</text:p>
          </table:table-cell>
          <table:table-cell office:value-type="string" office:value="Acropora formosa">
            <text:p>Acropora formos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420000000000002">
            <text:p>-8.420000000000002</text:p>
          </table:table-cell>
          <table:table-cell office:value-type="float" office:value="0.9503162631461195">
            <text:p>0.9503162631461195</text:p>
          </table:table-cell>
          <table:table-cell office:value-type="float" office:value="0.9942580148029972">
            <text:p>0.994258014802997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8">
            <text:p>KS-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400.0">
            <text:p>524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8">
            <text:p>-82.8</text:p>
          </table:table-cell>
          <table:table-cell office:value-type="float" office:value="7.963039620647374">
            <text:p>7.963039620647374</text:p>
          </table:table-cell>
          <table:table-cell office:value-type="float" office:value="8.240898009319123">
            <text:p>8.24089800931912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9">
            <text:p>KS-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38">
            <text:p>-4.38</text:p>
          </table:table-cell>
          <table:table-cell office:value-type="float" office:value="0.5273755777432242">
            <text:p>0.5273755777432242</text:p>
          </table:table-cell>
          <table:table-cell office:value-type="float" office:value="0.5552557969080556">
            <text:p>0.555255796908055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">
            <text:p>KS-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Symphillia">
            <text:p>Symphi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8">
            <text:p>-95.8</text:p>
          </table:table-cell>
          <table:table-cell office:value-type="float" office:value="9.234305604646181">
            <text:p>9.234305604646181</text:p>
          </table:table-cell>
          <table:table-cell office:value-type="float" office:value="9.552486587271385">
            <text:p>9.55248658727138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3">
            <text:p>-93.3</text:p>
          </table:table-cell>
          <table:table-cell office:value-type="float" office:value="9.56673402996027">
            <text:p>9.56673402996027</text:p>
          </table:table-cell>
          <table:table-cell office:value-type="float" office:value="9.874208829065736">
            <text:p>9.87420882906573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1">
            <text:p>KS-6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50.0">
            <text:p>4650.0</text:p>
          </table:table-cell>
          <table:table-cell office:value-type="float" office:value="100.0">
            <text:p>10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600000000000001">
            <text:p>-8.600000000000001</text:p>
          </table:table-cell>
          <table:table-cell office:value-type="float" office:value="0.8464779973513797">
            <text:p>0.8464779973513797</text:p>
          </table:table-cell>
          <table:table-cell office:value-type="float" office:value="0.8864113040795433">
            <text:p>0.886411304079543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5">
            <text:p>KS-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90.0">
            <text:p>3090.0</text:p>
          </table:table-cell>
          <table:table-cell office:value-type="float" office:value="70.0">
            <text:p>7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08">
            <text:p>-4.08</text:p>
          </table:table-cell>
          <table:table-cell office:value-type="float" office:value="0.5771698190307595">
            <text:p>0.5771698190307595</text:p>
          </table:table-cell>
          <table:table-cell office:value-type="float" office:value="0.605069417505132">
            <text:p>0.60506941750513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1">
            <text:p>MI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400.0">
            <text:p>439400.0</text:p>
          </table:table-cell>
          <table:table-cell office:value-type="float" office:value="31850.0">
            <text:p>3185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6.8000000000001">
            <text:p>-836.8000000000001</text:p>
          </table:table-cell>
          <table:table-cell office:value-type="float" office:value="164.97303082625356">
            <text:p>164.97303082625356</text:p>
          </table:table-cell>
          <table:table-cell office:value-type="float" office:value="177.71281355040207">
            <text:p>177.7128135504020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3">
            <text:p>MI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0.0">
            <text:p>56700.0</text:p>
          </table:table-cell>
          <table:table-cell office:value-type="float" office:value="1100.0">
            <text:p>11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3.4">
            <text:p>-93.4</text:p>
          </table:table-cell>
          <table:table-cell office:value-type="float" office:value="9.900631293003501">
            <text:p>9.900631293003501</text:p>
          </table:table-cell>
          <table:table-cell office:value-type="float" office:value="10.338476676957773">
            <text:p>10.33847667695777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4">
            <text:p>MI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400.0">
            <text:p>634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8">
            <text:p>-108.8</text:p>
          </table:table-cell>
          <table:table-cell office:value-type="float" office:value="9.433154297476529">
            <text:p>9.433154297476529</text:p>
          </table:table-cell>
          <table:table-cell office:value-type="float" office:value="9.751410154434078">
            <text:p>9.75141015443407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5">
            <text:p>MI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6100.0">
            <text:p>76100.0</text:p>
          </table:table-cell>
          <table:table-cell office:value-type="float" office:value="1000.0">
            <text:p>10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2.20000000000002">
            <text:p>-112.20000000000002</text:p>
          </table:table-cell>
          <table:table-cell office:value-type="float" office:value="11.453737381309237">
            <text:p>11.453737381309237</text:p>
          </table:table-cell>
          <table:table-cell office:value-type="float" office:value="11.852261387600231">
            <text:p>11.85226138760023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6">
            <text:p>MI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7200.0">
            <text:p>77200.0</text:p>
          </table:table-cell>
          <table:table-cell office:value-type="float" office:value="1100.0">
            <text:p>11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4">
            <text:p>-114.4</text:p>
          </table:table-cell>
          <table:table-cell office:value-type="float" office:value="11.941942890501533">
            <text:p>11.941942890501533</text:p>
          </table:table-cell>
          <table:table-cell office:value-type="float" office:value="12.380452334224278">
            <text:p>12.38045233422427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9">
            <text:p>MI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00.0">
            <text:p>599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8">
            <text:p>-99.8</text:p>
          </table:table-cell>
          <table:table-cell office:value-type="float" office:value="9.08520225421537">
            <text:p>9.08520225421537</text:p>
          </table:table-cell>
          <table:table-cell office:value-type="float" office:value="9.403323880415911">
            <text:p>9.40332388041591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0">
            <text:p>MI-1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3900.0">
            <text:p>939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7.8">
            <text:p>-147.8</text:p>
          </table:table-cell>
          <table:table-cell office:value-type="float" office:value="14.74395130214422">
            <text:p>14.74395130214422</text:p>
          </table:table-cell>
          <table:table-cell office:value-type="float" office:value="15.302708910516447">
            <text:p>15.30270891051644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1">
            <text:p>MI-1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300.0">
            <text:p>59300.0</text:p>
          </table:table-cell>
          <table:table-cell office:value-type="float" office:value="1400.0">
            <text:p>14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60000000000001">
            <text:p>-100.60000000000001</text:p>
          </table:table-cell>
          <table:table-cell office:value-type="float" office:value="11.294356998076532">
            <text:p>11.294356998076532</text:p>
          </table:table-cell>
          <table:table-cell office:value-type="float" office:value="11.852261387600246">
            <text:p>11.85226138760024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3">
            <text:p>MI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0.0">
            <text:p>615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0">
            <text:p>-105.0</text:p>
          </table:table-cell>
          <table:table-cell office:value-type="float" office:value="9.244246859533769">
            <text:p>9.244246859533769</text:p>
          </table:table-cell>
          <table:table-cell office:value-type="float" office:value="9.562431699102474">
            <text:p>9.56243169910247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4">
            <text:p>MI-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8900.0">
            <text:p>88900.0</text:p>
          </table:table-cell>
          <table:table-cell office:value-type="float" office:value="1300.0">
            <text:p>13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7.8">
            <text:p>-137.8</text:p>
          </table:table-cell>
          <table:table-cell office:value-type="float" office:value="13.866106158543586">
            <text:p>13.866106158543586</text:p>
          </table:table-cell>
          <table:table-cell office:value-type="float" office:value="14.384801006618028">
            <text:p>14.38480100661802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6">
            <text:p>MI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7600.0">
            <text:p>876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5.20000000000002">
            <text:p>-135.20000000000002</text:p>
          </table:table-cell>
          <table:table-cell office:value-type="float" office:value="14.115466694374662">
            <text:p>14.115466694374662</text:p>
          </table:table-cell>
          <table:table-cell office:value-type="float" office:value="14.674113261113899">
            <text:p>14.67411326111389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7">
            <text:p>MI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7700.0">
            <text:p>97700.0</text:p>
          </table:table-cell>
          <table:table-cell office:value-type="float" office:value="1500.0">
            <text:p>150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4000000000000057">
            <text:p>-0.4000000000000057</text:p>
          </table:table-cell>
          <table:table-cell office:value-type="float" office:value="15.502286928063226">
            <text:p>15.502286928063226</text:p>
          </table:table-cell>
          <table:table-cell office:value-type="float" office:value="16.10108381445174">
            <text:p>16.10108381445174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2">
            <text:p>MI-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500.0">
            <text:p>104500.0</text:p>
          </table:table-cell>
          <table:table-cell office:value-type="float" office:value="1500.0">
            <text:p>1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16.180930133957077">
            <text:p>16.180930133957077</text:p>
          </table:table-cell>
          <table:table-cell office:value-type="float" office:value="16.779824194549835">
            <text:p>16.779824194549835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5">
            <text:p>KS-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0">
            <text:p>-8.0</text:p>
          </table:table-cell>
          <table:table-cell office:value-type="float" office:value="1.1570808096239438">
            <text:p>1.1570808096239438</text:p>
          </table:table-cell>
          <table:table-cell office:value-type="float" office:value="1.2050377587445122">
            <text:p>1.205037758744512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0">
            <text:p>NZA70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33.0">
            <text:p>3033.0</text:p>
          </table:table-cell>
          <table:table-cell office:value-type="float" office:value="65.0">
            <text:p>65.0</text:p>
          </table:table-cell>
          <table:table-cell office:value-type="string" office:value="Acropora palifera">
            <text:p>Acropora pal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959999999999996">
            <text:p>-4.4959999999999996</text:p>
          </table:table-cell>
          <table:table-cell office:value-type="float" office:value="0.5525668194888289">
            <text:p>0.5525668194888289</text:p>
          </table:table-cell>
          <table:table-cell office:value-type="float" office:value="0.5784649427579858">
            <text:p>0.578464942757985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2">
            <text:p>NZA70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59.0">
            <text:p>4259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48000000000001">
            <text:p>-5.348000000000001</text:p>
          </table:table-cell>
          <table:table-cell office:value-type="float" office:value="0.6595978244354672">
            <text:p>0.6595978244354672</text:p>
          </table:table-cell>
          <table:table-cell office:value-type="float" office:value="0.6839301206994746">
            <text:p>0.683930120699474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2a">
            <text:p>TH-13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35.0">
            <text:p>5035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57">
            <text:p>-7.57</text:p>
          </table:table-cell>
          <table:table-cell office:value-type="float" office:value="1.236135207006094">
            <text:p>1.236135207006094</text:p>
          </table:table-cell>
          <table:table-cell office:value-type="float" office:value="1.2967699294786244">
            <text:p>1.296769929478624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3">
            <text:p>TH-1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16">
            <text:p>-3.16</text:p>
          </table:table-cell>
          <table:table-cell office:value-type="float" office:value="1.055888251663025">
            <text:p>1.055888251663025</text:p>
          </table:table-cell>
          <table:table-cell office:value-type="float" office:value="1.1055297372753026">
            <text:p>1.105529737275302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4">
            <text:p>TH-1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90.0">
            <text:p>369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13">
            <text:p>-7.13</text:p>
          </table:table-cell>
          <table:table-cell office:value-type="float" office:value="1.030437285816075">
            <text:p>1.030437285816075</text:p>
          </table:table-cell>
          <table:table-cell office:value-type="float" office:value="1.0797448772742566">
            <text:p>1.079744877274256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5">
            <text:p>TH-1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80.0">
            <text:p>37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60000000000001">
            <text:p>-4.960000000000001</text:p>
          </table:table-cell>
          <table:table-cell office:value-type="float" office:value="1.0383159442096612">
            <text:p>1.0383159442096612</text:p>
          </table:table-cell>
          <table:table-cell office:value-type="float" office:value="1.087729745846825">
            <text:p>1.08772974584682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6">
            <text:p>TH-1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210.0">
            <text:p>2210.0</text:p>
          </table:table-cell>
          <table:table-cell office:value-type="float" office:value="120.0">
            <text:p>12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92">
            <text:p>-3.92</text:p>
          </table:table-cell>
          <table:table-cell office:value-type="float" office:value="0.8416228371426241">
            <text:p>0.8416228371426241</text:p>
          </table:table-cell>
          <table:table-cell office:value-type="float" office:value="0.8806957476904266">
            <text:p>0.880695747690426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7">
            <text:p>TH-1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700.0">
            <text:p>1700.0</text:p>
          </table:table-cell>
          <table:table-cell office:value-type="float" office:value="115.0">
            <text:p>115.0</text:p>
          </table:table-cell>
          <table:table-cell office:value-type="string" office:value="Porites sp.">
            <text:p>Por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7864152846937804">
            <text:p>0.7864152846937804</text:p>
          </table:table-cell>
          <table:table-cell office:value-type="float" office:value="0.8224408793341926">
            <text:p>0.822440879334192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8">
            <text:p>TH-1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50.0">
            <text:p>155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4000000000000004">
            <text:p>-2.4000000000000004</text:p>
          </table:table-cell>
          <table:table-cell office:value-type="float" office:value="0.7604794540288384">
            <text:p>0.7604794540288384</text:p>
          </table:table-cell>
          <table:table-cell office:value-type="float" office:value="0.7941593039183001">
            <text:p>0.794159303918300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9">
            <text:p>TH-1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5.0">
            <text:p>5135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87">
            <text:p>-8.87</text:p>
          </table:table-cell>
          <table:table-cell office:value-type="float" office:value="1.2279097075925405">
            <text:p>1.2279097075925405</text:p>
          </table:table-cell>
          <table:table-cell office:value-type="float" office:value="1.2866274713373713">
            <text:p>1.286627471337371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0a">
            <text:p>TH-140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30.0">
            <text:p>5330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46">
            <text:p>-9.46</text:p>
          </table:table-cell>
          <table:table-cell office:value-type="float" office:value="1.2631706139710503">
            <text:p>1.2631706139710503</text:p>
          </table:table-cell>
          <table:table-cell office:value-type="float" office:value="1.324037763811893">
            <text:p>1.32403776381189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1">
            <text:p>TH-1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0.0">
            <text:p>4390.0</text:p>
          </table:table-cell>
          <table:table-cell office:value-type="float" office:value="150.0">
            <text:p>15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879999999999999">
            <text:p>-3.879999999999999</text:p>
          </table:table-cell>
          <table:table-cell office:value-type="float" office:value="1.1260910265160622">
            <text:p>1.1260910265160622</text:p>
          </table:table-cell>
          <table:table-cell office:value-type="float" office:value="1.1801529561883077">
            <text:p>1.180152956188307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2a">
            <text:p>TH-14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60.0">
            <text:p>5060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820000000000001">
            <text:p>-5.820000000000001</text:p>
          </table:table-cell>
          <table:table-cell office:value-type="float" office:value="1.2210634709137775">
            <text:p>1.2210634709137775</text:p>
          </table:table-cell>
          <table:table-cell office:value-type="float" office:value="1.2797202819366418">
            <text:p>1.279720281936641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3">
            <text:p>TH-1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05.0">
            <text:p>6005.0</text:p>
          </table:table-cell>
          <table:table-cell office:value-type="float" office:value="175.0">
            <text:p>17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109999999999999">
            <text:p>-7.109999999999999</text:p>
          </table:table-cell>
          <table:table-cell office:value-type="float" office:value="1.3606947673890712">
            <text:p>1.3606947673890712</text:p>
          </table:table-cell>
          <table:table-cell office:value-type="float" office:value="1.426029540367239">
            <text:p>1.42602954036723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4">
            <text:p>TH-1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65.0">
            <text:p>6065.0</text:p>
          </table:table-cell>
          <table:table-cell office:value-type="float" office:value="175.0">
            <text:p>175.0</text:p>
          </table:table-cell>
          <table:table-cell office:value-type="string" office:value="Acropora humilis">
            <text:p>Acropora humil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9300000000000015">
            <text:p>-3.9300000000000015</text:p>
          </table:table-cell>
          <table:table-cell office:value-type="float" office:value="1.3662767838179801">
            <text:p>1.3662767838179801</text:p>
          </table:table-cell>
          <table:table-cell office:value-type="float" office:value="1.4316501842279752">
            <text:p>1.431650184227975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79">
            <text:p>TH-17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865.0">
            <text:p>1865.0</text:p>
          </table:table-cell>
          <table:table-cell office:value-type="float" office:value="95.0">
            <text:p>9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300000000000002">
            <text:p>-3.0300000000000002</text:p>
          </table:table-cell>
          <table:table-cell office:value-type="float" office:value="0.5497783644342512">
            <text:p>0.5497783644342512</text:p>
          </table:table-cell>
          <table:table-cell office:value-type="float" office:value="0.5876310492137049">
            <text:p>0.587631049213704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0">
            <text:p>TH-18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00.0">
            <text:p>2700.0</text:p>
          </table:table-cell>
          <table:table-cell office:value-type="float" office:value="105.0">
            <text:p>10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9000000000000004">
            <text:p>-2.9000000000000004</text:p>
          </table:table-cell>
          <table:table-cell office:value-type="float" office:value="0.6708658584247679">
            <text:p>0.6708658584247679</text:p>
          </table:table-cell>
          <table:table-cell office:value-type="float" office:value="0.7127559189512207">
            <text:p>0.712755918951220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1">
            <text:p>TH-18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35.0">
            <text:p>5635.0</text:p>
          </table:table-cell>
          <table:table-cell office:value-type="float" office:value="135.0">
            <text:p>13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27">
            <text:p>-9.27</text:p>
          </table:table-cell>
          <table:table-cell office:value-type="float" office:value="1.1869508203796815">
            <text:p>1.1869508203796815</text:p>
          </table:table-cell>
          <table:table-cell office:value-type="float" office:value="1.236135207006094">
            <text:p>1.23613520700609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1">
            <text:p>T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30.0">
            <text:p>3130.0</text:p>
          </table:table-cell>
          <table:table-cell office:value-type="float" office:value="80.0">
            <text:p>8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609999999999999">
            <text:p>-5.609999999999999</text:p>
          </table:table-cell>
          <table:table-cell office:value-type="float" office:value="0.6190226167112152">
            <text:p>0.6190226167112152</text:p>
          </table:table-cell>
          <table:table-cell office:value-type="float" office:value="0.6509231905532327">
            <text:p>0.650923190553232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2">
            <text:p>T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920.0">
            <text:p>2920.0</text:p>
          </table:table-cell>
          <table:table-cell office:value-type="float" office:value="70.0">
            <text:p>7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560235664698348">
            <text:p>0.560235664698348</text:p>
          </table:table-cell>
          <table:table-cell office:value-type="float" office:value="0.5881292374980174">
            <text:p>0.588129237498017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3">
            <text:p>T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70.0">
            <text:p>2570.0</text:p>
          </table:table-cell>
          <table:table-cell office:value-type="float" office:value="60.0">
            <text:p>6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14">
            <text:p>-4.14</text:p>
          </table:table-cell>
          <table:table-cell office:value-type="float" office:value="0.48757050772170324">
            <text:p>0.48757050772170324</text:p>
          </table:table-cell>
          <table:table-cell office:value-type="float" office:value="0.5114498997946919">
            <text:p>0.511449899794691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4">
            <text:p>T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78">
            <text:p>-5.78</text:p>
          </table:table-cell>
          <table:table-cell office:value-type="float" office:value="0.6908118412418827">
            <text:p>0.6908118412418827</text:p>
          </table:table-cell>
          <table:table-cell office:value-type="float" office:value="0.7227316237719219">
            <text:p>0.722731623771921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5">
            <text:p>T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190.0">
            <text:p>71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360000000000001">
            <text:p>-10.360000000000001</text:p>
          </table:table-cell>
          <table:table-cell office:value-type="float" office:value="1.2140300655255627">
            <text:p>1.2140300655255627</text:p>
          </table:table-cell>
          <table:table-cell office:value-type="float" office:value="1.2659877566548567">
            <text:p>1.265987756654856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1">
            <text:p>TH-1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85.0">
            <text:p>4585.0</text:p>
          </table:table-cell>
          <table:table-cell office:value-type="float" office:value="155.0">
            <text:p>15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67">
            <text:p>-4.67</text:p>
          </table:table-cell>
          <table:table-cell office:value-type="float" office:value="1.1607136813185235">
            <text:p>1.1607136813185235</text:p>
          </table:table-cell>
          <table:table-cell office:value-type="float" office:value="1.2169594282473009">
            <text:p>1.216959428247300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1">
            <text:p>NZA70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68.0">
            <text:p>3268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260000000000005">
            <text:p>-4.3260000000000005</text:p>
          </table:table-cell>
          <table:table-cell office:value-type="float" office:value="0.5608332729073768">
            <text:p>0.5608332729073768</text:p>
          </table:table-cell>
          <table:table-cell office:value-type="float" office:value="0.5851401541511223">
            <text:p>0.585140154151122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0">
            <text:p>TH-1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53">
            <text:p>-7.53</text:p>
          </table:table-cell>
          <table:table-cell office:value-type="float" office:value="1.4344616586022785">
            <text:p>1.4344616586022785</text:p>
          </table:table-cell>
          <table:table-cell office:value-type="float" office:value="1.5040419708239519">
            <text:p>1.504041970823951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8">
            <text:p>TH-12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.0">
            <text:p>6370.0</text:p>
          </table:table-cell>
          <table:table-cell office:value-type="float" office:value="190.0">
            <text:p>19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4">
            <text:p>-3.74</text:p>
          </table:table-cell>
          <table:table-cell office:value-type="float" office:value="1.4480611174947002">
            <text:p>1.4480611174947002</text:p>
          </table:table-cell>
          <table:table-cell office:value-type="float" office:value="1.5196134376873602">
            <text:p>1.519613437687360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3">
            <text:p>NZA70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12.0">
            <text:p>38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140000000000006">
            <text:p>-3.4140000000000006</text:p>
          </table:table-cell>
          <table:table-cell office:value-type="float" office:value="0.6188232704092507">
            <text:p>0.6188232704092507</text:p>
          </table:table-cell>
          <table:table-cell office:value-type="float" office:value="0.6435453053204554">
            <text:p>0.643545305320455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4">
            <text:p>NZA70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98.0">
            <text:p>5898.0</text:p>
          </table:table-cell>
          <table:table-cell office:value-type="float" office:value="69.0">
            <text:p>69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8759999999999994">
            <text:p>-7.8759999999999994</text:p>
          </table:table-cell>
          <table:table-cell office:value-type="float" office:value="0.8534658751233101">
            <text:p>0.8534658751233101</text:p>
          </table:table-cell>
          <table:table-cell office:value-type="float" office:value="0.8810199543710686">
            <text:p>0.881019954371068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5">
            <text:p>NZA70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.0">
            <text:p>5670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09">
            <text:p>-7.09</text:p>
          </table:table-cell>
          <table:table-cell office:value-type="float" office:value="0.8041559301528528">
            <text:p>0.8041559301528528</text:p>
          </table:table-cell>
          <table:table-cell office:value-type="float" office:value="0.8289093798480015">
            <text:p>0.828909379848001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6">
            <text:p>NZA70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886.0">
            <text:p>4886.0</text:p>
          </table:table-cell>
          <table:table-cell office:value-type="float" office:value="62.0">
            <text:p>62.0</text:p>
          </table:table-cell>
          <table:table-cell office:value-type="string" office:value="Acropora formosa">
            <text:p>Acropora formos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172000000000001">
            <text:p>-7.172000000000001</text:p>
          </table:table-cell>
          <table:table-cell office:value-type="float" office:value="0.725923990511403">
            <text:p>0.725923990511403</text:p>
          </table:table-cell>
          <table:table-cell office:value-type="float" office:value="0.7506670367080188">
            <text:p>0.750667036708018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7">
            <text:p>NZA70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2.0">
            <text:p>5992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724">
            <text:p>-9.724</text:p>
          </table:table-cell>
          <table:table-cell office:value-type="float" office:value="0.8362960241445604">
            <text:p>0.8362960241445604</text:p>
          </table:table-cell>
          <table:table-cell office:value-type="float" office:value="0.861052936816313">
            <text:p>0.86105293681631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3a">
            <text:p>NZA8623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70.0">
            <text:p>6270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600000000000005">
            <text:p>-3.5600000000000005</text:p>
          </table:table-cell>
          <table:table-cell office:value-type="float" office:value="0.852667250455886">
            <text:p>0.852667250455886</text:p>
          </table:table-cell>
          <table:table-cell office:value-type="float" office:value="0.8762277329553074">
            <text:p>0.876227732955307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4a">
            <text:p>NZA8624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6.0">
            <text:p>6416.0</text:p>
          </table:table-cell>
          <table:table-cell office:value-type="float" office:value="71.0">
            <text:p>7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02">
            <text:p>-4.102</text:p>
          </table:table-cell>
          <table:table-cell office:value-type="float" office:value="0.9127704859382784">
            <text:p>0.9127704859382784</text:p>
          </table:table-cell>
          <table:table-cell office:value-type="float" office:value="0.9411291303535326">
            <text:p>0.941129130353532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6">
            <text:p>NZA86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.0">
            <text:p>6240.0</text:p>
          </table:table-cell>
          <table:table-cell office:value-type="float" office:value="61.0">
            <text:p>6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6">
            <text:p>-5.36</text:p>
          </table:table-cell>
          <table:table-cell office:value-type="float" office:value="0.8572593773182073">
            <text:p>0.8572593773182073</text:p>
          </table:table-cell>
          <table:table-cell office:value-type="float" office:value="0.8816189879987825">
            <text:p>0.881618987998782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7">
            <text:p>NZA86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9.0">
            <text:p>6529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4479999999999995">
            <text:p>-7.4479999999999995</text:p>
          </table:table-cell>
          <table:table-cell office:value-type="float" office:value="0.8785239951190865">
            <text:p>0.8785239951190865</text:p>
          </table:table-cell>
          <table:table-cell office:value-type="float" office:value="0.9020867419489081">
            <text:p>0.902086741948908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0">
            <text:p>-56.0</text:p>
          </table:table-cell>
          <table:table-cell office:value-type="float" office:value="15.632018423735298">
            <text:p>15.632018423735298</text:p>
          </table:table-cell>
          <table:table-cell office:value-type="float" office:value="16.82973558912914">
            <text:p>16.8297355891291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0">
            <text:p>-84.0</text:p>
          </table:table-cell>
          <table:table-cell office:value-type="float" office:value="13.138112497615472">
            <text:p>13.138112497615472</text:p>
          </table:table-cell>
          <table:table-cell office:value-type="float" office:value="13.935924798878608">
            <text:p>13.93592479887860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0">
            <text:p>-51.0</text:p>
          </table:table-cell>
          <table:table-cell office:value-type="float" office:value="11.443775600735979">
            <text:p>11.443775600735979</text:p>
          </table:table-cell>
          <table:table-cell office:value-type="float" office:value="12.240914998479473">
            <text:p>12.24091499847947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7">
            <text:p>OA0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31000.0">
            <text:p>131000.0</text:p>
          </table:table-cell>
          <table:table-cell office:value-type="float" office:value="2000.0">
            <text:p>2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0">
            <text:p>-92.0</text:p>
          </table:table-cell>
          <table:table-cell office:value-type="float" office:value="20.724140512938035">
            <text:p>20.724140512938035</text:p>
          </table:table-cell>
          <table:table-cell office:value-type="float" office:value="21.523243250030884">
            <text:p>21.523243250030884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0">
            <text:p>-68.0</text:p>
          </table:table-cell>
          <table:table-cell office:value-type="float" office:value="13.038404810405298">
            <text:p>13.038404810405298</text:p>
          </table:table-cell>
          <table:table-cell office:value-type="float" office:value="13.83618444514238">
            <text:p>13.8361844451423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0">
            <text:p>-50.0</text:p>
          </table:table-cell>
          <table:table-cell office:value-type="float" office:value="11.543396380615196">
            <text:p>11.543396380615196</text:p>
          </table:table-cell>
          <table:table-cell office:value-type="float" office:value="12.340583454602134">
            <text:p>12.34058345460213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0">
            <text:p>-68.0</text:p>
          </table:table-cell>
          <table:table-cell office:value-type="float" office:value="20.624257562394817">
            <text:p>20.624257562394817</text:p>
          </table:table-cell>
          <table:table-cell office:value-type="float" office:value="22.22251110923335">
            <text:p>22.22251110923335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9.0">
            <text:p>-59.0</text:p>
          </table:table-cell>
          <table:table-cell office:value-type="float" office:value="15.731814898478818">
            <text:p>15.731814898478818</text:p>
          </table:table-cell>
          <table:table-cell office:value-type="float" office:value="16.929559947027556">
            <text:p>16.92955994702755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3">
            <text:p>OA07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7000.0">
            <text:p>127000.0</text:p>
          </table:table-cell>
          <table:table-cell office:value-type="float" office:value="4500.0">
            <text:p>45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0">
            <text:p>-84.0</text:p>
          </table:table-cell>
          <table:table-cell office:value-type="float" office:value="29.81677380267692">
            <text:p>29.81677380267692</text:p>
          </table:table-cell>
          <table:table-cell office:value-type="float" office:value="31.61581882539179">
            <text:p>31.61581882539179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0">
            <text:p>-50.0</text:p>
          </table:table-cell>
          <table:table-cell office:value-type="float" office:value="12.639620247459963">
            <text:p>12.639620247459963</text:p>
          </table:table-cell>
          <table:table-cell office:value-type="float" office:value="13.437261625792651">
            <text:p>13.437261625792651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0">
            <text:p>-90.0</text:p>
          </table:table-cell>
          <table:table-cell office:value-type="float" office:value="16.430459518832706">
            <text:p>16.430459518832706</text:p>
          </table:table-cell>
          <table:table-cell office:value-type="float" office:value="17.62838619953624">
            <text:p>17.6283861995362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0">
            <text:p>-92.0</text:p>
          </table:table-cell>
          <table:table-cell office:value-type="float" office:value="12.739309243440166">
            <text:p>12.739309243440166</text:p>
          </table:table-cell>
          <table:table-cell office:value-type="float" office:value="13.53698637068087">
            <text:p>13.5369863706808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9">
            <text:p>TH-12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.0">
            <text:p>6100.0</text:p>
          </table:table-cell>
          <table:table-cell office:value-type="float" office:value="180.0">
            <text:p>18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200000000000001">
            <text:p>-5.200000000000001</text:p>
          </table:table-cell>
          <table:table-cell office:value-type="float" office:value="1.3872404261698839">
            <text:p>1.3872404261698839</text:p>
          </table:table-cell>
          <table:table-cell office:value-type="float" office:value="1.4546325996621945">
            <text:p>1.454632599662194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6">
            <text:p>T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290.0">
            <text:p>72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620000000000001">
            <text:p>-11.620000000000001</text:p>
          </table:table-cell>
          <table:table-cell office:value-type="float" office:value="1.2240216501353258">
            <text:p>1.2240216501353258</text:p>
          </table:table-cell>
          <table:table-cell office:value-type="float" office:value="1.275980015517483">
            <text:p>1.27598001551748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9.0">
            <text:p>-119.0</text:p>
          </table:table-cell>
          <table:table-cell office:value-type="float" office:value="10.29866496202299">
            <text:p>10.29866496202299</text:p>
          </table:table-cell>
          <table:table-cell office:value-type="float" office:value="10.696845329348251">
            <text:p>10.69684532934825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7">
            <text:p>KS-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60.0">
            <text:p>396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449999999999999">
            <text:p>-5.449999999999999</text:p>
          </table:table-cell>
          <table:table-cell office:value-type="float" office:value="0.7776091563246923">
            <text:p>0.7776091563246923</text:p>
          </table:table-cell>
          <table:table-cell office:value-type="float" office:value="0.8175304275682944">
            <text:p>0.817530427568294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0">
            <text:p>AO4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900.0">
            <text:p>619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7.8">
            <text:p>-97.8</text:p>
          </table:table-cell>
          <table:table-cell office:value-type="float" office:value="8.906317982196677">
            <text:p>8.906317982196677</text:p>
          </table:table-cell>
          <table:table-cell office:value-type="float" office:value="9.184601243385565">
            <text:p>9.18460124338556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1">
            <text:p>AO4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900.0">
            <text:p>9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19999999999999">
            <text:p>-108.19999999999999</text:p>
          </table:table-cell>
          <table:table-cell office:value-type="float" office:value="10.228997995893822">
            <text:p>10.228997995893822</text:p>
          </table:table-cell>
          <table:table-cell office:value-type="float" office:value="10.587332052977267">
            <text:p>10.58733205297726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4">
            <text:p>AO5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600.0">
            <text:p>600.0</text:p>
          </table:table-cell>
          <table:table-cell office:value-type="string" office:value="Montastrea sp.">
            <text:p>Mon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60000000000001">
            <text:p>-74.60000000000001</text:p>
          </table:table-cell>
          <table:table-cell office:value-type="float" office:value="7.3285469228217455">
            <text:p>7.3285469228217455</text:p>
          </table:table-cell>
          <table:table-cell office:value-type="float" office:value="7.566372975210764">
            <text:p>7.56637297521076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5">
            <text:p>AO5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0.0">
            <text:p>46800.0</text:p>
          </table:table-cell>
          <table:table-cell office:value-type="float" office:value="500.0">
            <text:p>5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60000000000001">
            <text:p>-68.60000000000001</text:p>
          </table:table-cell>
          <table:table-cell office:value-type="float" office:value="6.655554071600663">
            <text:p>6.655554071600663</text:p>
          </table:table-cell>
          <table:table-cell office:value-type="float" office:value="6.8533495460249085">
            <text:p>6.853349546024908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6">
            <text:p>AO5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700.0">
            <text:p>49700.0</text:p>
          </table:table-cell>
          <table:table-cell office:value-type="float" office:value="600.0">
            <text:p>6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4">
            <text:p>-74.4</text:p>
          </table:table-cell>
          <table:table-cell office:value-type="float" office:value="7.318640584152224">
            <text:p>7.318640584152224</text:p>
          </table:table-cell>
          <table:table-cell office:value-type="float" office:value="7.556460811782174">
            <text:p>7.55646081178217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6">
            <text:p>CK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50.0">
            <text:p>3950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">
            <text:p>-4.9</text:p>
          </table:table-cell>
          <table:table-cell office:value-type="float" office:value="1.0034440691936948">
            <text:p>1.0034440691936948</text:p>
          </table:table-cell>
          <table:table-cell office:value-type="float" office:value="1.047091209016674">
            <text:p>1.047091209016674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7">
            <text:p>CK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125.0">
            <text:p>12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8600000000000003">
            <text:p>-2.8600000000000003</text:p>
          </table:table-cell>
          <table:table-cell office:value-type="float" office:value="1.0017105370315322">
            <text:p>1.0017105370315322</text:p>
          </table:table-cell>
          <table:table-cell office:value-type="float" office:value="1.0453343962579615">
            <text:p>1.0453343962579615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33">
            <text:p>CK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2.88">
            <text:p>-12.88</text:p>
          </table:table-cell>
          <table:table-cell office:value-type="float" office:value="1.3769854755951507">
            <text:p>1.3769854755951507</text:p>
          </table:table-cell>
          <table:table-cell office:value-type="float" office:value="1.4349303118967127">
            <text:p>1.4349303118967127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60000000000001">
            <text:p>-76.60000000000001</text:p>
          </table:table-cell>
          <table:table-cell office:value-type="float" office:value="7.457352076977473">
            <text:p>7.457352076977473</text:p>
          </table:table-cell>
          <table:table-cell office:value-type="float" office:value="7.7349143498813095">
            <text:p>7.734914349881309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0">
            <text:p>-70.0</text:p>
          </table:table-cell>
          <table:table-cell office:value-type="float" office:value="7.824167687364585">
            <text:p>7.824167687364585</text:p>
          </table:table-cell>
          <table:table-cell office:value-type="float" office:value="8.101950382469635">
            <text:p>8.10195038246963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6">
            <text:p>DT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1300.0">
            <text:p>13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6">
            <text:p>-69.6</text:p>
          </table:table-cell>
          <table:table-cell office:value-type="float" office:value="11.712766539123013">
            <text:p>11.712766539123013</text:p>
          </table:table-cell>
          <table:table-cell office:value-type="float" office:value="12.23094845054953">
            <text:p>12.2309484505495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60000000000001">
            <text:p>-69.60000000000001</text:p>
          </table:table-cell>
          <table:table-cell office:value-type="float" office:value="8.181344632760563">
            <text:p>8.181344632760563</text:p>
          </table:table-cell>
          <table:table-cell office:value-type="float" office:value="8.499035239366862">
            <text:p>8.49903523936686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2">
            <text:p>GaK-4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70.0">
            <text:p>437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4">
            <text:p>-5.74</text:p>
          </table:table-cell>
          <table:table-cell office:value-type="float" office:value="1.056769132781612">
            <text:p>1.056769132781612</text:p>
          </table:table-cell>
          <table:table-cell office:value-type="float" office:value="1.1028549315299803">
            <text:p>1.1028549315299803</text:p>
          </table:table-cell>
          <table:table-cell office:value-type="string" office:value="OtaEtal1978">
            <text:p>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3">
            <text:p>GaK-45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800000000000005">
            <text:p>-3.5800000000000005</text:p>
          </table:table-cell>
          <table:table-cell office:value-type="float" office:value="0.823235081856939">
            <text:p>0.823235081856939</text:p>
          </table:table-cell>
          <table:table-cell office:value-type="float" office:value="1.3862308610040386">
            <text:p>1.3862308610040386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4">
            <text:p>GaK-4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30.0">
            <text:p>663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26">
            <text:p>-7.26</text:p>
          </table:table-cell>
          <table:table-cell office:value-type="float" office:value="1.3481483597883437">
            <text:p>1.3481483597883437</text:p>
          </table:table-cell>
          <table:table-cell office:value-type="float" office:value="1.7794931862752383">
            <text:p>1.7794931862752383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5">
            <text:p>GaK-63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300.0">
            <text:p>230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000000000000004">
            <text:p>-3.0000000000000004</text:p>
          </table:table-cell>
          <table:table-cell office:value-type="float" office:value="0.7597262664934002">
            <text:p>0.7597262664934002</text:p>
          </table:table-cell>
          <table:table-cell office:value-type="float" office:value="0.7871873982731167">
            <text:p>0.787187398273116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6">
            <text:p>GaK-63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10.0">
            <text:p>3010.0</text:p>
          </table:table-cell>
          <table:table-cell office:value-type="float" office:value="150.0">
            <text:p>15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5200000000000005">
            <text:p>-2.5200000000000005</text:p>
          </table:table-cell>
          <table:table-cell office:value-type="float" office:value="1.0043112067481876">
            <text:p>1.0043112067481876</text:p>
          </table:table-cell>
          <table:table-cell office:value-type="float" office:value="1.056769132781611">
            <text:p>1.05676913278161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39">
            <text:p>GaK-66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00.0">
            <text:p>3500.0</text:p>
          </table:table-cell>
          <table:table-cell office:value-type="float" office:value="110.0">
            <text:p>11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9164191180895342">
            <text:p>0.9164191180895342</text:p>
          </table:table-cell>
          <table:table-cell office:value-type="float" office:value="0.9535953020018497">
            <text:p>0.953595302001849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40">
            <text:p>GaK-664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.0">
            <text:p>5070.0</text:p>
          </table:table-cell>
          <table:table-cell office:value-type="float" office:value="140.0">
            <text:p>14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24">
            <text:p>-6.24</text:p>
          </table:table-cell>
          <table:table-cell office:value-type="float" office:value="1.1530485679276476">
            <text:p>1.1530485679276476</text:p>
          </table:table-cell>
          <table:table-cell office:value-type="float" office:value="1.2037545430859222">
            <text:p>1.203754543085922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0">
            <text:p>GaK-67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2400000000000002">
            <text:p>-1.2400000000000002</text:p>
          </table:table-cell>
          <table:table-cell office:value-type="float" office:value="0.9501915596341612">
            <text:p>0.9501915596341612</text:p>
          </table:table-cell>
          <table:table-cell office:value-type="float" office:value="0.9913304191842394">
            <text:p>0.991330419184239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1">
            <text:p>GaK-67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.0">
            <text:p>50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240000000000001">
            <text:p>-4.240000000000001</text:p>
          </table:table-cell>
          <table:table-cell office:value-type="float" office:value="1.0806312969741347">
            <text:p>1.0806312969741347</text:p>
          </table:table-cell>
          <table:table-cell office:value-type="float" office:value="1.1234037564473411">
            <text:p>1.123403756447341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9">
            <text:p>AO48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0.0">
            <text:p>50700.0</text:p>
          </table:table-cell>
          <table:table-cell office:value-type="float" office:value="600.0">
            <text:p>6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4">
            <text:p>-73.4</text:p>
          </table:table-cell>
          <table:table-cell office:value-type="float" office:value="7.417715281675357">
            <text:p>7.417715281675357</text:p>
          </table:table-cell>
          <table:table-cell office:value-type="float" office:value="7.6555927268892665">
            <text:p>7.655592726889266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2">
            <text:p>GaK-67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70.0">
            <text:p>327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640000000000001">
            <text:p>-4.640000000000001</text:p>
          </table:table-cell>
          <table:table-cell office:value-type="float" office:value="0.8659382195052949">
            <text:p>0.8659382195052949</text:p>
          </table:table-cell>
          <table:table-cell office:value-type="float" office:value="0.8988932083401231">
            <text:p>0.898893208340123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8">
            <text:p>AO4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100.0">
            <text:p>45100.0</text:p>
          </table:table-cell>
          <table:table-cell office:value-type="float" office:value="500.0">
            <text:p>500.0</text:p>
          </table:table-cell>
          <table:table-cell office:value-type="string" office:value="Galaxea sp.">
            <text:p>Galax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2">
            <text:p>-70.2</text:p>
          </table:table-cell>
          <table:table-cell office:value-type="float" office:value="6.4875342002952054">
            <text:p>6.4875342002952054</text:p>
          </table:table-cell>
          <table:table-cell office:value-type="float" office:value="6.685215030199089">
            <text:p>6.68521503019908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5">
            <text:p>AO48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900.0">
            <text:p>409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8">
            <text:p>-56.8</text:p>
          </table:table-cell>
          <table:table-cell office:value-type="float" office:value="6.072898813581529">
            <text:p>6.072898813581529</text:p>
          </table:table-cell>
          <table:table-cell office:value-type="float" office:value="6.270255178220419">
            <text:p>6.27025517822041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0">
            <text:p>-65.0</text:p>
          </table:table-cell>
          <table:table-cell office:value-type="float" office:value="12.141251994749135">
            <text:p>12.141251994749135</text:p>
          </table:table-cell>
          <table:table-cell office:value-type="float" office:value="12.938701635017317">
            <text:p>12.938701635017317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8">
            <text:p>-80.8</text:p>
          </table:table-cell>
          <table:table-cell office:value-type="float" office:value="12.161184152869316">
            <text:p>12.161184152869316</text:p>
          </table:table-cell>
          <table:table-cell office:value-type="float" office:value="12.799124970090734">
            <text:p>12.79912497009073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2">
            <text:p>-80.2</text:p>
          </table:table-cell>
          <table:table-cell office:value-type="float" office:value="7.259207945774798">
            <text:p>7.259207945774798</text:p>
          </table:table-cell>
          <table:table-cell office:value-type="float" office:value="7.4969927304219715">
            <text:p>7.49699273042197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09">
            <text:p>AO0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000.0">
            <text:p>104000.0</text:p>
          </table:table-cell>
          <table:table-cell office:value-type="float" office:value="5500.0">
            <text:p>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0">
            <text:p>-28.0</text:p>
          </table:table-cell>
          <table:table-cell office:value-type="float" office:value="31.31597036657176">
            <text:p>31.31597036657176</text:p>
          </table:table-cell>
          <table:table-cell office:value-type="float" office:value="33.514922049737756">
            <text:p>33.514922049737756</text:p>
          </table:table-cell>
          <table:table-cell office:value-type="string" office:value="InagakiOmura2006,OmuraEtal1985">
            <text:p>InagakiOmura2006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0">
            <text:p>-77.0</text:p>
          </table:table-cell>
          <table:table-cell office:value-type="float" office:value="16.53027525481654">
            <text:p>16.53027525481654</text:p>
          </table:table-cell>
          <table:table-cell office:value-type="float" office:value="17.728226081590893">
            <text:p>17.728226081590893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0">
            <text:p>-77.0</text:p>
          </table:table-cell>
          <table:table-cell office:value-type="float" office:value="20.324615617521523">
            <text:p>20.324615617521523</text:p>
          </table:table-cell>
          <table:table-cell office:value-type="float" office:value="21.92281916177752">
            <text:p>21.92281916177752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0">
            <text:p>-62.0</text:p>
          </table:table-cell>
          <table:table-cell office:value-type="float" office:value="19.325889371514055">
            <text:p>19.325889371514055</text:p>
          </table:table-cell>
          <table:table-cell office:value-type="float" office:value="20.923909768492113">
            <text:p>20.923909768492113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0">
            <text:p>-85.0</text:p>
          </table:table-cell>
          <table:table-cell office:value-type="float" office:value="13.138112497615472">
            <text:p>13.138112497615472</text:p>
          </table:table-cell>
          <table:table-cell office:value-type="float" office:value="13.935924798878608">
            <text:p>13.935924798878608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39">
            <text:p>AO2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6000.0">
            <text:p>126000.0</text:p>
          </table:table-cell>
          <table:table-cell office:value-type="float" office:value="6000.0">
            <text:p>6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0">
            <text:p>-47.0</text:p>
          </table:table-cell>
          <table:table-cell office:value-type="float" office:value="35.41412147717349">
            <text:p>35.41412147717349</text:p>
          </table:table-cell>
          <table:table-cell office:value-type="float" office:value="37.81322519965728">
            <text:p>37.81322519965728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6">
            <text:p>AO2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4500.0">
            <text:p>4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27.418242102658592">
            <text:p>27.418242102658592</text:p>
          </table:table-cell>
          <table:table-cell office:value-type="float" office:value="29.217118269945775">
            <text:p>29.217118269945775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8">
            <text:p>AO24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7000.0">
            <text:p>347000.0</text:p>
          </table:table-cell>
          <table:table-cell office:value-type="float" office:value="35500.0">
            <text:p>3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24.0">
            <text:p>-524.0</text:p>
          </table:table-cell>
          <table:table-cell office:value-type="float" office:value="169.60294808758488">
            <text:p>169.60294808758488</text:p>
          </table:table-cell>
          <table:table-cell office:value-type="float" office:value="183.80272032807343">
            <text:p>183.80272032807343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66">
            <text:p>AO2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1000.0">
            <text:p>121000.0</text:p>
          </table:table-cell>
          <table:table-cell office:value-type="float" office:value="4500.0">
            <text:p>45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2.0">
            <text:p>-42.0</text:p>
          </table:table-cell>
          <table:table-cell office:value-type="float" office:value="29.217118269945775">
            <text:p>29.217118269945775</text:p>
          </table:table-cell>
          <table:table-cell office:value-type="float" office:value="31.016124838541646">
            <text:p>31.016124838541646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4">
            <text:p>-101.4</text:p>
          </table:table-cell>
          <table:table-cell office:value-type="float" office:value="12.32064933353758">
            <text:p>12.32064933353758</text:p>
          </table:table-cell>
          <table:table-cell office:value-type="float" office:value="12.998522993017302">
            <text:p>12.99852299301730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">
            <text:p>AO3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">
            <text:p>Cyph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6">
            <text:p>-70.6</text:p>
          </table:table-cell>
          <table:table-cell office:value-type="float" office:value="14.414728578783572">
            <text:p>14.414728578783572</text:p>
          </table:table-cell>
          <table:table-cell office:value-type="float" office:value="15.212902418670811">
            <text:p>15.21290241867081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6">
            <text:p>-70.6</text:p>
          </table:table-cell>
          <table:table-cell office:value-type="float" office:value="14.414728578783572">
            <text:p>14.414728578783572</text:p>
          </table:table-cell>
          <table:table-cell office:value-type="float" office:value="15.212902418670811">
            <text:p>15.21290241867081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7">
            <text:p>AO4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60.0">
            <text:p>556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890000000000001">
            <text:p>-7.890000000000001</text:p>
          </table:table-cell>
          <table:table-cell office:value-type="float" office:value="0.9752825231695688">
            <text:p>0.9752825231695688</text:p>
          </table:table-cell>
          <table:table-cell office:value-type="float" office:value="1.0192271581938923">
            <text:p>1.019227158193892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8">
            <text:p>AO4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50.0">
            <text:p>2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67">
            <text:p>-4.67</text:p>
          </table:table-cell>
          <table:table-cell office:value-type="float" office:value="0.5911184314500779">
            <text:p>0.5911184314500779</text:p>
          </table:table-cell>
          <table:table-cell office:value-type="float" office:value="0.6230096307441799">
            <text:p>0.623009630744179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9">
            <text:p>AO4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60.0">
            <text:p>646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21">
            <text:p>-9.21</text:p>
          </table:table-cell>
          <table:table-cell office:value-type="float" office:value="1.1410959644131606">
            <text:p>1.1410959644131606</text:p>
          </table:table-cell>
          <table:table-cell office:value-type="float" office:value="1.1930481968470477">
            <text:p>1.193048196847047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2">
            <text:p>AO4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120000000000001">
            <text:p>-7.120000000000001</text:p>
          </table:table-cell>
          <table:table-cell office:value-type="float" office:value="0.9932592813560827">
            <text:p>0.9932592813560827</text:p>
          </table:table-cell>
          <table:table-cell office:value-type="float" office:value="1.0412012293500224">
            <text:p>1.041201229350022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5">
            <text:p>AO4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.0">
            <text:p>5320.0</text:p>
          </table:table-cell>
          <table:table-cell office:value-type="float" office:value="110.0">
            <text:p>110.0</text:p>
          </table:table-cell>
          <table:table-cell office:value-type="string" office:value="Pavona minuta">
            <text:p>Pavona minu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640000000000001">
            <text:p>-6.640000000000001</text:p>
          </table:table-cell>
          <table:table-cell office:value-type="float" office:value="0.9513148795220234">
            <text:p>0.9513148795220234</text:p>
          </table:table-cell>
          <table:table-cell office:value-type="float" office:value="0.9952567507934804">
            <text:p>0.995256750793480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60">
            <text:p>AO4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7.0">
            <text:p>-57.0</text:p>
          </table:table-cell>
          <table:table-cell office:value-type="float" office:value="6.082762530298219">
            <text:p>6.082762530298219</text:p>
          </table:table-cell>
          <table:table-cell office:value-type="float" office:value="6.280127387243021">
            <text:p>6.28012738724302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6">
            <text:p>AO48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60000000000001">
            <text:p>-71.60000000000001</text:p>
          </table:table-cell>
          <table:table-cell office:value-type="float" office:value="7.7051670974742805">
            <text:p>7.7051670974742805</text:p>
          </table:table-cell>
          <table:table-cell office:value-type="float" office:value="7.982881685206151">
            <text:p>7.98288168520615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1a">
            <text:p>KS-51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.0">
            <text:p>595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9">
            <text:p>-8.9</text:p>
          </table:table-cell>
          <table:table-cell office:value-type="float" office:value="1.0142332078964875">
            <text:p>1.0142332078964875</text:p>
          </table:table-cell>
          <table:table-cell office:value-type="float" office:value="1.0581819314276715">
            <text:p>1.058181931427671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3">
            <text:p>GaK-67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20.0">
            <text:p>372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40000000000001">
            <text:p>-4.140000000000001</text:p>
          </table:table-cell>
          <table:table-cell office:value-type="float" office:value="0.903052600904289">
            <text:p>0.903052600904289</text:p>
          </table:table-cell>
          <table:table-cell office:value-type="float" office:value="0.936623723808018">
            <text:p>0.93662372380801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1">
            <text:p>HY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8.2">
            <text:p>-58.2</text:p>
          </table:table-cell>
          <table:table-cell office:value-type="float" office:value="6.141954086445129">
            <text:p>6.141954086445129</text:p>
          </table:table-cell>
          <table:table-cell office:value-type="float" office:value="6.339369053778135">
            <text:p>6.33936905377813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4.3">
            <text:p>-84.3</text:p>
          </table:table-cell>
          <table:table-cell office:value-type="float" office:value="11.97365441291839">
            <text:p>11.97365441291839</text:p>
          </table:table-cell>
          <table:table-cell office:value-type="float" office:value="12.223338332877814">
            <text:p>12.22333833287781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60000000000001">
            <text:p>-90.60000000000001</text:p>
          </table:table-cell>
          <table:table-cell office:value-type="float" office:value="8.151570400849154">
            <text:p>8.151570400849154</text:p>
          </table:table-cell>
          <table:table-cell office:value-type="float" office:value="8.429525490797204">
            <text:p>8.42952549079720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3.60000000000001">
            <text:p>-103.60000000000001</text:p>
          </table:table-cell>
          <table:table-cell office:value-type="float" office:value="12.300715426348182">
            <text:p>12.300715426348182</text:p>
          </table:table-cell>
          <table:table-cell office:value-type="float" office:value="12.938701635017317">
            <text:p>12.93870163501731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60000000000001">
            <text:p>-84.60000000000001</text:p>
          </table:table-cell>
          <table:table-cell office:value-type="float" office:value="7.477171925266943">
            <text:p>7.477171925266943</text:p>
          </table:table-cell>
          <table:table-cell office:value-type="float" office:value="7.715082630795336">
            <text:p>7.71508263079533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0">
            <text:p>-80.0</text:p>
          </table:table-cell>
          <table:table-cell office:value-type="float" office:value="9.970275823667068">
            <text:p>9.970275823667068</text:p>
          </table:table-cell>
          <table:table-cell office:value-type="float" office:value="10.328523611823716">
            <text:p>10.32852361182371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4">
            <text:p>-92.4</text:p>
          </table:table-cell>
          <table:table-cell office:value-type="float" office:value="9.840939995752445">
            <text:p>9.840939995752445</text:p>
          </table:table-cell>
          <table:table-cell office:value-type="float" office:value="10.199142120786412">
            <text:p>10.19914212078641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0">
            <text:p>-90.0</text:p>
          </table:table-cell>
          <table:table-cell office:value-type="float" office:value="8.74734816958831">
            <text:p>8.74734816958831</text:p>
          </table:table-cell>
          <table:table-cell office:value-type="float" office:value="9.065324042746616">
            <text:p>9.06532404274661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N-04">
            <text:p>KN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40.0">
            <text:p>4340.0</text:p>
          </table:table-cell>
          <table:table-cell office:value-type="float" office:value="90.0">
            <text:p>9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4799999999999995">
            <text:p>-6.4799999999999995</text:p>
          </table:table-cell>
          <table:table-cell office:value-type="float" office:value="0.7776091563246923">
            <text:p>0.7776091563246923</text:p>
          </table:table-cell>
          <table:table-cell office:value-type="float" office:value="0.8135379524029589">
            <text:p>0.8135379524029589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3">
            <text:p>KS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50.0">
            <text:p>505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26">
            <text:p>-6.26</text:p>
          </table:table-cell>
          <table:table-cell office:value-type="float" office:value="0.9243532874393859">
            <text:p>0.9243532874393859</text:p>
          </table:table-cell>
          <table:table-cell office:value-type="float" office:value="0.9682917948635117">
            <text:p>0.968291794863511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4">
            <text:p>KS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10.0">
            <text:p>511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380000000000001">
            <text:p>-6.380000000000001</text:p>
          </table:table-cell>
          <table:table-cell office:value-type="float" office:value="0.9303445598271645">
            <text:p>0.9303445598271645</text:p>
          </table:table-cell>
          <table:table-cell office:value-type="float" office:value="0.9742838395457445">
            <text:p>0.974283839545744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5">
            <text:p>KS-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40.0">
            <text:p>14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09">
            <text:p>-10.09</text:p>
          </table:table-cell>
          <table:table-cell office:value-type="float" office:value="1.2270191522547633">
            <text:p>1.2270191522547633</text:p>
          </table:table-cell>
          <table:table-cell office:value-type="float" office:value="1.2829746684950565">
            <text:p>1.282974668495056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6">
            <text:p>KS-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10.0">
            <text:p>651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23">
            <text:p>-9.23</text:p>
          </table:table-cell>
          <table:table-cell office:value-type="float" office:value="1.184056164208438">
            <text:p>1.184056164208438</text:p>
          </table:table-cell>
          <table:table-cell office:value-type="float" office:value="1.2400084677130205">
            <text:p>1.240008467713020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0">
            <text:p>-111.0</text:p>
          </table:table-cell>
          <table:table-cell office:value-type="float" office:value="9.950376877284604">
            <text:p>9.950376877284604</text:p>
          </table:table-cell>
          <table:table-cell office:value-type="float" office:value="10.348429832588113">
            <text:p>10.34842983258811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8">
            <text:p>KS-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50.0">
            <text:p>5550.0</text:p>
          </table:table-cell>
          <table:table-cell office:value-type="float" office:value="120.0">
            <text:p>120.0</text:p>
          </table:table-cell>
          <table:table-cell office:value-type="string" office:value="Pavona sp.">
            <text:p>Pavon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">
            <text:p>-8.1</text:p>
          </table:table-cell>
          <table:table-cell office:value-type="float" office:value="1.012235644501812">
            <text:p>1.012235644501812</text:p>
          </table:table-cell>
          <table:table-cell office:value-type="float" office:value="1.060179701748717">
            <text:p>1.06017970174871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9">
            <text:p>KS-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90.0">
            <text:p>6290.0</text:p>
          </table:table-cell>
          <table:table-cell office:value-type="float" office:value="140.0">
            <text:p>14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74">
            <text:p>-8.74</text:p>
          </table:table-cell>
          <table:table-cell office:value-type="float" office:value="1.1620761592942173">
            <text:p>1.1620761592942173</text:p>
          </table:table-cell>
          <table:table-cell office:value-type="float" office:value="1.218026682794756">
            <text:p>1.21802668279475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1">
            <text:p>KS-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.0">
            <text:p>550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4">
            <text:p>-7.4</text:p>
          </table:table-cell>
          <table:table-cell office:value-type="float" office:value="0.9692904621422826">
            <text:p>0.9692904621422826</text:p>
          </table:table-cell>
          <table:table-cell office:value-type="float" office:value="1.0132344249974914">
            <text:p>1.013234424997491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2">
            <text:p>KS-4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00.0">
            <text:p>6400.0</text:p>
          </table:table-cell>
          <table:table-cell office:value-type="float" office:value="140.0">
            <text:p>140.0</text:p>
          </table:table-cell>
          <table:table-cell office:value-type="string" office:value="Gardineroseris planulata">
            <text:p>Gardineroseris planul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9">
            <text:p>-8.9</text:p>
          </table:table-cell>
          <table:table-cell office:value-type="float" office:value="1.1730660680456158">
            <text:p>1.1730660680456158</text:p>
          </table:table-cell>
          <table:table-cell office:value-type="float" office:value="1.2290174937729712">
            <text:p>1.229017493772971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3">
            <text:p>KS-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.0">
            <text:p>6150.0</text:p>
          </table:table-cell>
          <table:table-cell office:value-type="float" office:value="130.0">
            <text:p>13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4">
            <text:p>-9.4</text:p>
          </table:table-cell>
          <table:table-cell office:value-type="float" office:value="1.1101265693604492">
            <text:p>1.1101265693604492</text:p>
          </table:table-cell>
          <table:table-cell office:value-type="float" office:value="1.1620761592942155">
            <text:p>1.162076159294215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4">
            <text:p>KS-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96">
            <text:p>-8.96</text:p>
          </table:table-cell>
          <table:table-cell office:value-type="float" office:value="1.035208191621377">
            <text:p>1.035208191621377</text:p>
          </table:table-cell>
          <table:table-cell office:value-type="float" office:value="1.083154651931107">
            <text:p>1.08315465193110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5">
            <text:p>KS-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30.0">
            <text:p>6330.0</text:p>
          </table:table-cell>
          <table:table-cell office:value-type="float" office:value="130.0">
            <text:p>13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76">
            <text:p>-8.76</text:p>
          </table:table-cell>
          <table:table-cell office:value-type="float" office:value="1.1281085940635331">
            <text:p>1.1281085940635331</text:p>
          </table:table-cell>
          <table:table-cell office:value-type="float" office:value="1.1800597442502632">
            <text:p>1.180059744250263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6">
            <text:p>KS-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40.0">
            <text:p>6640.0</text:p>
          </table:table-cell>
          <table:table-cell office:value-type="float" office:value="140.0">
            <text:p>14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98">
            <text:p>-10.98</text:p>
          </table:table-cell>
          <table:table-cell office:value-type="float" office:value="1.1970446942366035">
            <text:p>1.1970446942366035</text:p>
          </table:table-cell>
          <table:table-cell office:value-type="float" office:value="1.2529980047869178">
            <text:p>1.252998004786917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2">
            <text:p>-89.2</text:p>
          </table:table-cell>
          <table:table-cell office:value-type="float" office:value="9.08520225421537">
            <text:p>9.08520225421537</text:p>
          </table:table-cell>
          <table:table-cell office:value-type="float" office:value="9.443098008598648">
            <text:p>9.44309800859864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4">
            <text:p>GaK-67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50.0">
            <text:p>5150.0</text:p>
          </table:table-cell>
          <table:table-cell office:value-type="float" office:value="130.0">
            <text:p>13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00000000000001">
            <text:p>-5.300000000000001</text:p>
          </table:table-cell>
          <table:table-cell office:value-type="float" office:value="1.126091026516063">
            <text:p>1.126091026516063</text:p>
          </table:table-cell>
          <table:table-cell office:value-type="float" office:value="1.1729113350974132">
            <text:p>1.172911335097413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80000000000001">
            <text:p>-92.80000000000001</text:p>
          </table:table-cell>
          <table:table-cell office:value-type="float" office:value="10.955733658683044">
            <text:p>10.955733658683044</text:p>
          </table:table-cell>
          <table:table-cell office:value-type="float" office:value="11.314278589463829">
            <text:p>11.31427858946382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8.19999999999999">
            <text:p>-118.19999999999999</text:p>
          </table:table-cell>
          <table:table-cell office:value-type="float" office:value="10.607242808571874">
            <text:p>10.607242808571874</text:p>
          </table:table-cell>
          <table:table-cell office:value-type="float" office:value="11.005525884754448">
            <text:p>11.00552588475444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2">
            <text:p>HY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200.0">
            <text:p>46200.0</text:p>
          </table:table-cell>
          <table:table-cell office:value-type="float" office:value="600.0">
            <text:p>600.0</text:p>
          </table:table-cell>
          <table:table-cell office:value-type="string" office:value="Cyphastrea sp.">
            <text:p>Cyp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4">
            <text:p>-77.4</text:p>
          </table:table-cell>
          <table:table-cell office:value-type="float" office:value="6.972087205421349">
            <text:p>6.972087205421349</text:p>
          </table:table-cell>
          <table:table-cell office:value-type="float" office:value="7.209687926671986">
            <text:p>7.20968792667198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3">
            <text:p>HY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800.0">
            <text:p>64800.0</text:p>
          </table:table-cell>
          <table:table-cell office:value-type="float" office:value="800.0">
            <text:p>8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6">
            <text:p>-101.6</text:p>
          </table:table-cell>
          <table:table-cell office:value-type="float" office:value="9.572376925299167">
            <text:p>9.572376925299167</text:p>
          </table:table-cell>
          <table:table-cell office:value-type="float" office:value="9.890682484035167">
            <text:p>9.89068248403516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4">
            <text:p>HY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0.0">
            <text:p>59500.0</text:p>
          </table:table-cell>
          <table:table-cell office:value-type="float" office:value="800.0">
            <text:p>800.0</text:p>
          </table:table-cell>
          <table:table-cell office:value-type="string" office:value="Platygyra sp.">
            <text:p>Platygy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0">
            <text:p>-105.0</text:p>
          </table:table-cell>
          <table:table-cell office:value-type="float" office:value="9.045446368200958">
            <text:p>9.045446368200958</text:p>
          </table:table-cell>
          <table:table-cell office:value-type="float" office:value="9.36355167658085">
            <text:p>9.3635516765808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6">
            <text:p>HY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Goniopora sp.">
            <text:p>Goni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8.2">
            <text:p>-58.2</text:p>
          </table:table-cell>
          <table:table-cell office:value-type="float" office:value="6.141954086445129">
            <text:p>6.141954086445129</text:p>
          </table:table-cell>
          <table:table-cell office:value-type="float" office:value="6.339369053778135">
            <text:p>6.33936905377813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7">
            <text:p>HY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700.0">
            <text:p>40700.0</text:p>
          </table:table-cell>
          <table:table-cell office:value-type="float" office:value="600.0">
            <text:p>6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400000000000006">
            <text:p>-56.400000000000006</text:p>
          </table:table-cell>
          <table:table-cell office:value-type="float" office:value="6.428257928863784">
            <text:p>6.428257928863784</text:p>
          </table:table-cell>
          <table:table-cell office:value-type="float" office:value="6.665440720612543">
            <text:p>6.66544072061254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8">
            <text:p>HY-0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600.0">
            <text:p>49600.0</text:p>
          </table:table-cell>
          <table:table-cell office:value-type="float" office:value="600.0">
            <text:p>6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2">
            <text:p>-71.2</text:p>
          </table:table-cell>
          <table:table-cell office:value-type="float" office:value="7.3087345005821724">
            <text:p>7.3087345005821724</text:p>
          </table:table-cell>
          <table:table-cell office:value-type="float" office:value="7.546548880117311">
            <text:p>7.54654888011731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9">
            <text:p>HY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0.0">
            <text:p>53200.0</text:p>
          </table:table-cell>
          <table:table-cell office:value-type="float" office:value="700.0">
            <text:p>700.0</text:p>
          </table:table-cell>
          <table:table-cell office:value-type="string" office:value="Favia sp.">
            <text:p>Fav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1.4">
            <text:p>-81.4</text:p>
          </table:table-cell>
          <table:table-cell office:value-type="float" office:value="8.042412573351362">
            <text:p>8.042412573351362</text:p>
          </table:table-cell>
          <table:table-cell office:value-type="float" office:value="8.320312494131446">
            <text:p>8.32031249413144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">
            <text:p>KL-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3">
            <text:p>-4.33</text:p>
          </table:table-cell>
          <table:table-cell office:value-type="float" office:value="0.8161035473516829">
            <text:p>0.8161035473516829</text:p>
          </table:table-cell>
          <table:table-cell office:value-type="float" office:value="0.8384086115969946">
            <text:p>0.8384086115969946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3">
            <text:p>KL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7">
            <text:p>-3.37</text:p>
          </table:table-cell>
          <table:table-cell office:value-type="float" office:value="0.6601219584288952">
            <text:p>0.6601219584288952</text:p>
          </table:table-cell>
          <table:table-cell office:value-type="float" office:value="0.6733505773369469">
            <text:p>0.6733505773369469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5">
            <text:p>KL-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50.0">
            <text:p>3650.0</text:p>
          </table:table-cell>
          <table:table-cell office:value-type="float" office:value="70.0">
            <text:p>70.0</text:p>
          </table:table-cell>
          <table:table-cell office:value-type="string" office:value="Favia sp.">
            <text:p>Favi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85">
            <text:p>-4.85</text:p>
          </table:table-cell>
          <table:table-cell office:value-type="float" office:value="0.8050844676181501">
            <text:p>0.8050844676181501</text:p>
          </table:table-cell>
          <table:table-cell office:value-type="float" office:value="0.8272127900365176">
            <text:p>0.8272127900365176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2">
            <text:p>KL-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80000000000001">
            <text:p>-4.380000000000001</text:p>
          </table:table-cell>
          <table:table-cell office:value-type="float" office:value="0.7634978716407803">
            <text:p>0.7634978716407803</text:p>
          </table:table-cell>
          <table:table-cell office:value-type="float" office:value="0.7817934509830579">
            <text:p>0.7817934509830579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3">
            <text:p>KL-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15">
            <text:p>-4.15</text:p>
          </table:table-cell>
          <table:table-cell office:value-type="float" office:value="0.7856436851397715">
            <text:p>0.7856436851397715</text:p>
          </table:table-cell>
          <table:table-cell office:value-type="float" office:value="0.8074379233105157">
            <text:p>0.8074379233105157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4">
            <text:p>KL-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90.0">
            <text:p>31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83">
            <text:p>-4.83</text:p>
          </table:table-cell>
          <table:table-cell office:value-type="float" office:value="0.7410863647376057">
            <text:p>0.7410863647376057</text:p>
          </table:table-cell>
          <table:table-cell office:value-type="float" office:value="0.7589736490814419">
            <text:p>0.7589736490814419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5">
            <text:p>KL-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60.0">
            <text:p>336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619999999999999">
            <text:p>-4.619999999999999</text:p>
          </table:table-cell>
          <table:table-cell office:value-type="float" office:value="0.7257244656203894">
            <text:p>0.7257244656203894</text:p>
          </table:table-cell>
          <table:table-cell office:value-type="float" office:value="0.7403485665549704">
            <text:p>0.7403485665549704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">
            <text:p>K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4">
            <text:p>-101.4</text:p>
          </table:table-cell>
          <table:table-cell office:value-type="float" office:value="9.592267719366475">
            <text:p>9.592267719366475</text:p>
          </table:table-cell>
          <table:table-cell office:value-type="float" office:value="9.950376877284576">
            <text:p>9.95037687728457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9">
            <text:p>-101.9</text:p>
          </table:table-cell>
          <table:table-cell office:value-type="float" office:value="9.592267719366475">
            <text:p>9.592267719366475</text:p>
          </table:table-cell>
          <table:table-cell office:value-type="float" office:value="9.950376877284576">
            <text:p>9.95037687728457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2">
            <text:p>K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800.0">
            <text:p>69800.0</text:p>
          </table:table-cell>
          <table:table-cell office:value-type="float" office:value="900.0">
            <text:p>9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9.6">
            <text:p>-119.6</text:p>
          </table:table-cell>
          <table:table-cell office:value-type="float" office:value="10.447966309287187">
            <text:p>10.447966309287187</text:p>
          </table:table-cell>
          <table:table-cell office:value-type="float" office:value="10.8063684926991">
            <text:p>10.806368492699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3">
            <text:p>K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800.0">
            <text:p>63800.0</text:p>
          </table:table-cell>
          <table:table-cell office:value-type="float" office:value="1100.0">
            <text:p>11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60000000000001">
            <text:p>-92.60000000000001</text:p>
          </table:table-cell>
          <table:table-cell office:value-type="float" office:value="10.60724280857189">
            <text:p>10.60724280857189</text:p>
          </table:table-cell>
          <table:table-cell office:value-type="float" office:value="11.045361017187247">
            <text:p>11.04536101718724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4">
            <text:p>-67.4</text:p>
          </table:table-cell>
          <table:table-cell office:value-type="float" office:value="10.089677893768469">
            <text:p>10.089677893768469</text:p>
          </table:table-cell>
          <table:table-cell office:value-type="float" office:value="10.447966309287159">
            <text:p>10.44796630928715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4">
            <text:p>-67.4</text:p>
          </table:table-cell>
          <table:table-cell office:value-type="float" office:value="10.089677893768469">
            <text:p>10.089677893768469</text:p>
          </table:table-cell>
          <table:table-cell office:value-type="float" office:value="10.447966309287159">
            <text:p>10.44796630928715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">
            <text:p>K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6.6">
            <text:p>-116.6</text:p>
          </table:table-cell>
          <table:table-cell office:value-type="float" office:value="10.199142120786425">
            <text:p>10.199142120786425</text:p>
          </table:table-cell>
          <table:table-cell office:value-type="float" office:value="10.557466552161072">
            <text:p>10.55746655216107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6">
            <text:p>K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00.0">
            <text:p>65200.0</text:p>
          </table:table-cell>
          <table:table-cell office:value-type="float" office:value="1900.0">
            <text:p>19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4">
            <text:p>-95.4</text:p>
          </table:table-cell>
          <table:table-cell office:value-type="float" office:value="13.776342039888537">
            <text:p>13.776342039888537</text:p>
          </table:table-cell>
          <table:table-cell office:value-type="float" office:value="14.534441853748605">
            <text:p>14.53444185374860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7">
            <text:p>TM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80.0">
            <text:p>4080.0</text:p>
          </table:table-cell>
          <table:table-cell office:value-type="float" office:value="100.0">
            <text:p>1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35">
            <text:p>-7.35</text:p>
          </table:table-cell>
          <table:table-cell office:value-type="float" office:value="0.789584700966274">
            <text:p>0.789584700966274</text:p>
          </table:table-cell>
          <table:table-cell office:value-type="float" office:value="0.8295082880839703">
            <text:p>0.8295082880839703</text:p>
          </table:table-cell>
          <table:table-cell office:value-type="string" office:value="SugiharaEtal2003,SasakiEtal1998">
            <text:p>SugiharaEtal2003,SasakiEtal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